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sans" svg:font-family="Lucidasan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paragraph-properties fo:margin-top="0cm" fo:margin-bottom="0.499cm" style:contextual-spacing="false"/>
      <style:text-properties fo:font-size="12pt" style:font-size-asian="12pt" style:font-size-complex="12pt"/>
    </style:style>
    <style:style style:name="P3" style:family="paragraph" style:parent-style-name="Standard">
      <style:paragraph-properties fo:margin-top="0cm" fo:margin-bottom="0.499cm" style:contextual-spacing="false"/>
      <style:text-properties fo:font-size="10.5pt" officeooo:rsid="001c7b80" style:font-size-asian="10.5pt" style:font-size-complex="10.5pt"/>
    </style:style>
    <style:style style:name="P4" style:family="paragraph" style:parent-style-name="Standard">
      <style:text-properties fo:font-size="10.5pt" style:font-size-asian="10.5pt" style:font-size-complex="10.5pt"/>
    </style:style>
    <style:style style:name="P5" style:family="paragraph" style:parent-style-name="Standard">
      <style:text-properties fo:font-size="10.5pt" fo:font-weight="bold" style:font-size-asian="10.5pt" style:font-weight-asian="bold" style:font-size-complex="10.5pt" style:font-weight-complex="bold"/>
    </style:style>
    <style:style style:name="P6" style:family="paragraph" style:parent-style-name="Standard">
      <style:text-properties fo:font-size="10.5pt" fo:font-weight="bold" officeooo:rsid="001c7b80" style:font-size-asian="10.5pt" style:font-weight-asian="bold" style:font-size-complex="10.5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weight="bold" style:font-weight-asian="bold" style:font-weight-complex="bold"/>
    </style:style>
    <style:style style:name="P9" style:family="paragraph" style:parent-style-name="Standard">
      <style:text-properties officeooo:rsid="001c7b80"/>
    </style:style>
    <style:style style:name="P10" style:family="paragraph" style:parent-style-name="Standard">
      <style:text-properties fo:language="en" fo:country="GB" officeooo:paragraph-rsid="0024d208"/>
    </style:style>
    <style:style style:name="P11" style:family="paragraph" style:parent-style-name="Preformatted_20_Text">
      <style:text-properties fo:font-size="10.5pt" style:font-size-asian="10.5pt" style:font-size-complex="10.5pt"/>
    </style:style>
    <style:style style:name="P12" style:family="paragraph" style:parent-style-name="Text_20_body">
      <style:text-properties fo:language="en" fo:country="US" officeooo:rsid="001e3cd7" officeooo:paragraph-rsid="001e3cd7"/>
    </style:style>
    <style:style style:name="P13" style:family="paragraph" style:parent-style-name="Text_20_body">
      <style:text-properties fo:language="en" fo:country="US" officeooo:rsid="0024d208" officeooo:paragraph-rsid="0024d208" style:language-asian="ja" style:country-asian="JP"/>
    </style:style>
    <style:style style:name="P14" style:family="paragraph" style:parent-style-name="Heading_20_1">
      <style:text-properties fo:language="en" fo:country="US" officeooo:rsid="001c7b80"/>
    </style:style>
    <style:style style:name="P15" style:family="paragraph" style:parent-style-name="Heading_20_1">
      <style:text-properties fo:language="en" fo:country="US" officeooo:rsid="001c7b80" officeooo:paragraph-rsid="0024d208"/>
    </style:style>
    <style:style style:name="P16" style:family="paragraph" style:parent-style-name="Heading_20_1">
      <style:text-properties fo:language="en" fo:country="US" officeooo:rsid="001e3cd7"/>
    </style:style>
    <style:style style:name="P17" style:family="paragraph" style:parent-style-name="Heading_20_1">
      <style:text-properties fo:language="en" fo:country="US" officeooo:rsid="001e3cd7" officeooo:paragraph-rsid="001e3cd7"/>
    </style:style>
    <style:style style:name="P18" style:family="paragraph" style:parent-style-name="Heading_20_1">
      <style:text-properties fo:language="en" fo:country="GB" officeooo:rsid="0024d208" officeooo:paragraph-rsid="0024d208"/>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style:font-name="Courier New" style:font-name-asian="Courier New" style:font-name-complex="Courier New"/>
    </style:style>
    <style:style style:name="T2" style:family="text">
      <style:text-properties officeooo:rsid="0024d208"/>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xamples of errors detected by LanguageTool (<text:a xlink:type="simple" xlink:href="http://www.languagetool.org/">http://www.languagetool.org</text:a>):</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354_1941845911" text:style-name="Index_20_Link" text:visited-style-name="Index_20_Link">Chinese<text:tab/>1</text:a></text:p>
          <text:p text:style-name="P19"><text:a xlink:type="simple" xlink:href="#__RefHeading__356_1941845911" text:style-name="Index_20_Link" text:visited-style-name="Index_20_Link">Japanese<text:tab/>1</text:a></text:p>
          <text:p text:style-name="P19"><text:a xlink:type="simple" xlink:href="#__RefHeading__345_1941845911" text:style-name="Index_20_Link" text:visited-style-name="Index_20_Link">English (UK)<text:tab/>1</text:a></text:p>
          <text:p text:style-name="P19"><text:a xlink:type="simple" xlink:href="#__RefHeading__323_2026026154" text:style-name="Index_20_Link" text:visited-style-name="Index_20_Link">English (USA)<text:tab/>1</text:a></text:p>
          <text:p text:style-name="P19"><text:a xlink:type="simple" xlink:href="#__RefHeading__347_1941845911" text:style-name="Index_20_Link" text:visited-style-name="Index_20_Link">German<text:tab/>2</text:a></text:p>
        </text:index-body>
      </text:table-of-content>
      <text:h text:style-name="P14" text:outline-level="1"/>
      <text:h text:style-name="P17" text:outline-level="1"><text:bookmark-start text:name="__RefHeading__354_1941845911"/>Chinese<text:bookmark-end text:name="__RefHeading__354_1941845911"/></text:h>
      <text:p text:style-name="P12">妈妈去菜市场捡菜。</text:p>
      <text:p text:style-name="P12"><text:bookmark-start text:name="__DdeLink__349_1941845911"/>战争期间发生了多次残无人道的屠杀。<text:bookmark-end text:name="__DdeLink__349_1941845911"/></text:p>
      <text:h text:style-name="P16" text:outline-level="1"><text:bookmark-start text:name="__RefHeading__356_1941845911"/>Japanese<text:bookmark-end text:name="__RefHeading__356_1941845911"/></text:h>
      <text:p text:style-name="P13"><text:bookmark-start text:name="__DdeLink__332_1088291646"/>そんじゃそこらで手に入る</text:p>
      <text:p text:style-name="P13">つれずれを慰める<text:bookmark-end text:name="__DdeLink__332_1088291646"/></text:p>
      <text:h text:style-name="P15" text:outline-level="1"><text:bookmark-start text:name="__RefHeading__345_1941845911"/>English <text:span text:style-name="T2">(UK)</text:span><text:bookmark-end text:name="__RefHeading__345_1941845911"/></text:h>
      <text:p text:style-name="P10">Because to much snow was on it.</text:p>
      <text:p text:style-name="P10">I can give you more a detailed description of what's necessary.</text:p>
      <text:p text:style-name="P10">Some would think you a fortunate man.</text:p>
      <text:h text:style-name="P18" text:outline-level="1"/>
      <text:h text:style-name="P15" text:outline-level="1"><text:bookmark-start text:name="__RefHeading__323_2026026154"/>English <text:span text:style-name="T2">(USA)</text:span><text:bookmark-end text:name="__RefHeading__323_2026026154"/></text:h>
      <text:p text:style-name="P8">Errors detected by Java rules:</text:p>
      <text:p text:style-name="P7"/>
      <text:p text:style-name="P7">A comma , but with too much whitespace.</text:p>
      <text:p text:style-name="P7">Too many dots..</text:p>
      <text:p text:style-name="P7">Incorrect whitespace ( spaces ) at parentheses.</text:p>
      <text:p text:style-name="P7">After a comma,there must be whitespace.</text:p>
      <text:p text:style-name="P7">a sentence should start with an uppercase letter.</text:p>
      <text:p text:style-name="P7">Repetition: I i am not repeating myself.</text:p>
      <text:p text:style-name="P7">A hour ago.</text:p>
      <text:p text:style-name="P7">At an university.</text:p>
      <text:p text:style-name="P7">I go to high school (warning if user's mother tongue is German).</text:p>
      <text:p text:style-name="P7"/>
      <text:p text:style-name="P8">Errors detected by patterns (see rules/en/grammar.xml):</text:p>
      <text:p text:style-name="P7"/>
      <text:p text:style-name="P7">Because to much snow was on it.</text:p>
      <text:p text:style-name="P7">I can give you more a detailed description of what's necessary.</text:p>
      <text:p text:style-name="P7">Some would think you a fortunate man.</text:p>
      <text:p text:style-name="P7">Yes it is, to a certain extend.</text:p>
      <text:p text:style-name="P7">Now, this is were my ignorance sets in.</text:p>
      <text:p text:style-name="P7">Type in one ore more words.</text:p>
      <text:p text:style-name="P7">The trash folder is the only on for me that works.</text:p>
      <text:p text:style-name="P7"><text:soft-page-break/>He noticed that their is a new test.</text:p>
      <text:p text:style-name="P7">I a not sure.</text:p>
      <text:p text:style-name="P7">Ah, I new you would say that.</text:p>
      <text:p text:style-name="P7">Please not that saying "Open Source" does not mean very much.</text:p>
      <text:p text:style-name="P7">I'm nut sure.</text:p>
      <text:p text:style-name="P7">We think it helps finding bottlenecks and so one.</text:p>
      <text:p text:style-name="P7">Or we just through away all bugs.</text:p>
      <text:p text:style-name="P7">Or way that a very recent change in Qt?</text:p>
      <text:p text:style-name="P7">Thanks for the responds.</text:p>
      <text:p text:style-name="P7">It's the only part of KDE I know off that uses automasking.</text:p>
      <text:p text:style-name="P7">Please don't us dispose.</text:p>
      <text:p text:style-name="P7">I thing that's a good idea.</text:p>
      <text:p text:style-name="P7">Were are in the process of implementing this.</text:p>
      <text:p text:style-name="P7">...which is wasn't the last day.</text:p>
      <text:p text:style-name="P7">Thanks again fore your help.</text:p>
      <text:p text:style-name="P7">It's less controversial then one would think.</text:p>
      <text:p text:style-name="P7">How to add equal values and than replace them with their sum?</text:p>
      <text:p text:style-name="P7">The a thing is this.</text:p>
      <text:p text:style-name="P7">Of cause all these things are relative.</text:p>
      <text:p text:style-name="P7">Single Clicking rather then Double Clicking</text:p>
      <text:p text:style-name="P7">Although I must admit when I look ate the paperback...</text:p>
      <text:p text:style-name="P7">This is a know problem.</text:p>
      <text:p text:style-name="P7">Something that my be interesting...</text:p>
      <text:p text:style-name="P7">This will be a much work.</text:p>
      <text:p text:style-name="P7">Kyoto is the most oldest city.</text:p>
      <text:p text:style-name="P7">I definitely think is should be less than four years.</text:p>
      <text:p text:style-name="P7">I should of known that right from the start.</text:p>
      <text:p text:style-name="P7">I have been out with the flew for the past 3 days.</text:p>
      <text:p text:style-name="P7">This house is as big than mine.</text:p>
      <text:p text:style-name="P7">This box contains as much like possible.</text:p>
      <text:p text:style-name="P7">You can not use the keyboard to select an item.</text:p>
      <text:p text:style-name="P7">I cant view PDF files in Explorer.</text:p>
      <text:p text:style-name="P7">The tagger will return more then one tag.</text:p>
      <text:p text:style-name="P7">Its where people walk around.</text:p>
      <text:p text:style-name="P7">Its a good opportunity.</text:p>
      <text:p text:style-name="P7">There no will be a park.</text:p>
      <text:p text:style-name="P7">There's no a new building.</text:p>
      <text:p text:style-name="P7">No is the right time.</text:p>
      <text:h text:style-name="P14" text:outline-level="1"><text:bookmark-start text:name="__RefHeading__347_1941845911"/>German<text:bookmark-end text:name="__RefHeading__347_1941845911"/></text:h>
      <text:p text:style-name="P6">Fehler, für die es Java-Regeln gibt:</text:p>
      <text:p text:style-name="P4"/>
      <text:p text:style-name="Standard">Wiederholung: Lieber will will ich das nicht.</text:p>
      <text:p text:style-name="Standard">Das Komma ist falsch , wegen dem Leerzeichen.</text:p>
      <text:p text:style-name="Standard">Das Komma ist auch falsch ,wegen dem Leerzeichen.</text:p>
      <text:p text:style-name="Standard">Zwei Kommas oder Punkte,, das ist meist Quatsch..</text:p>
      <text:p text:style-name="Standard">ein Satz sollte schon mit einem Großbuchstaben beginnen.</text:p>
      <text:p text:style-name="Standard">Das laufen fällt mir leicht.</text:p>
      <text:p text:style-name="Standard">Wohin soll es Dann gehen?</text:p>
      <text:p text:style-name="Standard">Test einer Diäten- Erhöhung.</text:p>
      <text:p text:style-name="Standard">Das spiegelt die Situation wieder.</text:p>
      <text:p text:style-name="Standard">Er legt eine alte CD ROM ein.</text:p>
      <text:p text:style-name="Standard">Das Essen steht auf die Tisch.<text:line-break/>Das Essen steht auf den Tische.<text:line-break/><text:soft-page-break/>Das Essen steht auf den Tisches.<text:line-break/>Die schöne Decke des Tisch.<text:line-break/>Das Auto ein Mannes.<text:line-break/>Das Fahrrad des großer Mannes.</text:p>
      <text:p text:style-name="Standard">Das ist aufwendig, aber nicht zu aufwändig.</text:p>
      <text:p text:style-name="Standard">Das ist aufwändig, aber nicht zu aufwendig.</text:p>
      <text:p text:style-name="Standard"><text:bookmark-start text:name="__DdeLink__98_306827194"/>Das Differential. Und im nächsten Satz heißt es Differenzial.<text:bookmark-end text:name="__DdeLink__98_306827194"/></text:p>
      <text:p text:style-name="Standard">Hier steht Thunfisch.</text:p>
      <text:p text:style-name="Standard"/>
      <text:p text:style-name="Standard">Und einen Absatz weiter dann Tunfisch.</text:p>
      <text:p text:style-name="P11"/>
      <text:p text:style-name="P5">Fehler, für die es Patterns gibt (siehe rules/de/grammar.xml):</text:p>
      <text:p text:style-name="P4"/>
      <text:p text:style-name="Standard">Die SPD meuchelt aus versehen ihren Chef.</text:p>
      <text:p text:style-name="Standard">Meine fragen hat bislang keiner gelesen.</text:p>
      <text:p text:style-name="Standard">Möglicher Weise ist die Gelbphase zu kurz eingestellt.</text:p>
      <text:p text:style-name="Standard">... sie mit einem Maulkorb herumlaufen zu lasen.</text:p>
      <text:p text:style-name="Standard">Einer verbreiteten legende nach ist dieser Satz aus guten gründen falsch.</text:p>
      <text:p text:style-name="Standard">Was ist ein ökonomischer Gottesdienst?</text:p>
      <text:p text:style-name="Standard">Aber denn haben Sie ja schon.</text:p>
      <text:p text:style-name="Standard">Da konnte ich meine Finger nicht mehr im Zaun halten.</text:p>
      <text:p text:style-name="Standard">Da würde ich auch Bescheide sagen. Da würde ich auch Bescheids geben.</text:p>
      <text:p text:style-name="Standard">Müller wird zum Aufständler und Rebellen wieder Willen. Das Für und Wieder sollte ohne wenn und aber erwogen werden.</text:p>
      <text:p text:style-name="Standard">Ich veralte auf diese Weise so um die 100 E-Mail-Adressen. Das war es auch von wieder von mir. Internet mit ohne Schnur. Bitte halte mich auf dem laufenden. Sie können dies als Service für Ihre bereit bestehende Seite benutzen.</text:p>
      <text:p text:style-name="Standard">Es regnet in strömen.</text:p>
      <text:p text:style-name="Standard">Das liegt in weiter ferne.</text:p>
      <text:p text:style-name="Standard">Das kostet 20 € pro stunde.</text:p>
      <text:p text:style-name="Standard">Ich wohne in essen.</text:p>
      <text:p text:style-name="Standard">Er wurde rot vor ärger.</text:p>
      <text:p text:style-name="Standard">Sie gaben es Preis.</text:p>
      <text:p text:style-name="Standard">Plötzlich liefen auf einmal alle durch einander. Sie hatten einander gegenseitig so lieb. Zwischen 2004 bis 2005, zwischen Montag bis Freitag.</text:p>
      <text:p text:style-name="Standard">Er versuchte es zu zumachen. Er versuchte es auf zu machen. Meines Wissens nach kann diese Redewendung total nervig sein.</text:p>
      <text:p text:style-name="Standard">Zu erst wussten wir nicht so genau, was wir überhaupt machen sollten.</text:p>
      <text:p text:style-name="Standard">In den räumen wurde es dunkel. Die über quellenden Mülleimer.</text:p>
      <text:p text:style-name="Standard">Ich bekam es mit der angst zu tun. Das ist ein Bisschen blöd.</text:p>
      <text:p text:style-name="Standard">Was wünscht du dir zu Weihnachten? Wenn du abrutscht, fange ich dich auf.</text:p>
      <text:p text:style-name="Standard">Es lief wieder exakt genauso wie beim vorherigen Versuch.</text:p>
      <text:p text:style-name="Standard">Seid einigen Tagen läuft alles wieder normal. Sie gab ihre PIN-Nummer ein.</text:p>
      <text:p text:style-name="Standard">Verständlicher Weise wollte er nicht mitmachen.</text:p>
      <text:p text:style-name="Standard">Beiträge, die etwas wichtiges über den Verlauf verraten, bitte kennzeichnen.</text:p>
      <text:p text:style-name="Standard">Gemäß des Beschlusses der Kultusministerkonferenz <text:span text:style-name="T1">…</text:span></text:p>
      <text:p text:style-name="Standard">Sie fiel plötzlich aus der rolle. Wir Treffen uns später.</text:p>
      <text:p text:style-name="Standard">Ihr müsst wo anders danach suchen. Die hecke soll geschnitten werden.</text:p>
      <text:p text:style-name="Standard">Wir haben es bereits schon eine Millionen Mal mit schlechtem gewissen getan, obwohl es in vielen fällen rechtlich legal war. Es war freilich ein sehr schmaler Grad, auf dem wir uns da Kreuz und quer bewegten, deswegen machten wir uns sorgen. Wir versuchten zwar, im voraus licht ins dunkel zu bringen, indem wir <text:s/>die juristische Literatur studierten, um die Wahrheit ans helle licht zu bringen, aber die Lage war zu undurchschaubar. Es gelang uns jedoch nicht, daraus nutzen zu ziehen. Wir taten das alles natürlich auf eigene kosten, was uns auf die nerven ging, doch diese Praxis ist gang und gebe.</text:p>
      <text:p text:style-name="Standard"><text:soft-page-break/>Dahinter verbirgt sich nichts gutes.</text:p>
      <text:p text:style-name="P2">Mit Freundlichen grüßen,<text:line-break/>Manuela Mustermann</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sans" svg:font-family="Lucidasan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UMing H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932b512-69e3009-7a10e5c-fc86223-a55908</meta:generator>
    <dc:title>English LanguageTool error examples</dc:title>
    <meta:creation-date>2005-12-04T18:11:30</meta:creation-date>
    <dc:date>2013-01-26T22:24:20</dc:date>
    <dc:language>en-GB</dc:language>
    <meta:editing-cycles>22</meta:editing-cycles>
    <meta:editing-duration>PT35M30S</meta:editing-duration>
    <meta:document-statistic meta:table-count="0" meta:image-count="0" meta:object-count="0" meta:page-count="4" meta:paragraph-count="126" meta:word-count="1058" meta:character-count="5831" meta:non-whitespace-character-count="4940"/>
    <meta:user-defined meta:name="Info 1"/>
    <meta:user-defined meta:name="Info 2"/>
    <meta:user-defined meta:name="Info 3"/>
    <meta:user-defined meta:name="Info 4"/>
  </office:meta>
</office:document-meta>
</file>